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co1" style:family="table-column">
      <style:table-column-properties style:column-width="2.6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ovid App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Trabalho Final do Curso de Desenvolvimento We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adastramento de Casos - Covi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Relatório de Casos</text:p>
          </draw:text-box>
        </draw:frame>
        <draw:frame draw:style-name="standard" draw:layer="layout" svg:width="25.999cm" svg:height="5.831cm" svg:x="0.908cm" svg:y="5.0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arregamento em lotes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latório Estratégico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Mapa ou Gráf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09T16:49:52.224882125</meta:creation-date>
    <meta:editing-duration>PT31M42S</meta:editing-duration>
    <meta:editing-cycles>5</meta:editing-cycles>
    <meta:generator>LibreOffice/7.2.2.2$Linux_X86_64 LibreOffice_project/20$Build-2</meta:generator>
    <dc:title>Midnightblue</dc:title>
    <dc:date>2021-11-09T17:48:10.100051293</dc:date>
    <meta:document-statistic meta:object-count="69"/>
  </office:meta>
</office:document-meta>
</file>